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text:s/>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Create assembler – input: list of strings (lines)<text:s/>and event container;<text:s/>output: lines translated into events.</text:p>
      <text:p text:style-name="Standard">-Create Scripts.<text:s/>Text files that can be bind to objects and create events for them when asked (on the start of the game).</text:p>
      <text:p text:style-name="Standard">-Create<text:s/>“run”<text:s/>instruction<text:s/>– takes an event and executes it.</text:p>
      <text:p text:style-name="Standard">-What about connecting terminal to the executeOperations() and creating personal<text:s/>context for the terminal object?</text:p>
      <text:p text:style-name="Standard">-Create translate function (ex. func translate string eventID) – that takes one string and translate it into event with given id</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Remove directives.</text:p>
      <text:p text:style-name="Standard">-Some instructions don’t work with zero dynamicIDs.</text:p>
      <text:p text:style-name="Standard">-Bind or remove “control” functions (ex.: EveModule::controlText) from entities to “function” instruction.</text:p>
      <text:p text:style-name="Standard">-Move “findContextIn[something]” functions inside entities.</text:p>
      <text:p text:style-name="Standard">-Add “print” instruction.</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 and colors.</text:p>
      <text:p text:style-name="Standard">-Add mouse selection to if statement sources.</text:p>
      <text:p text:style-name="Standard">-Remove ALL remains of old event system.</text:p>
      <text:p text:style-name="Standard">-Add buffer to EditableText – during the editing process text field prints the buffer state,<text:s/>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text:s/>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text:s/>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text:s/>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text:s/>or colors only triangles</text:p>
      <text:p text:style-name="Standard">-Make transition/special effects module (old pixelated transition, star wars transition (moving wall changes one scene to another), blur, everything turns white or black, random pixels/lines missing, old television errors,<text:s/>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text:s/>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text:s/>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text:s/>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text:s/>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text:s/>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text:s/>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text:s/>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text:s/>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text:s/>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text:s/>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26T23:40:00Z</dc:date>
    <meta:template xlink:href="Normal.dotm" xlink:type="simple"/>
    <meta:editing-cycles>615</meta:editing-cycles>
    <meta:editing-duration>PT987360S</meta:editing-duration>
    <meta:document-statistic meta:page-count="1" meta:paragraph-count="24" meta:word-count="1812" meta:character-count="12120" meta:row-count="86" meta:non-whitespace-character-count="10332"/>
  </office:meta>
</office:document-meta>
</file>